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 style:font-name="Arial" style:font-name-complex="Arial" fo:font-size="8pt" style:font-size-asian="8pt" style:font-size-complex="8pt" fo:font-weight="bold" style:font-weight-asian="bold"/>
    </style:style>
    <style:style style:name="T2" style:family="text">
      <style:text-properties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/>
    </style:style>
    <style:style style:name="T11" style:family="text">
      <style:text-properties/>
    </style:style>
    <style:style style:name="T12" style:family="text">
      <style:text-properties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/>
    </style:style>
    <style:style style:name="T15" style:family="text">
      <style:text-properties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/>
    </style:style>
    <style:style style:name="T18" style:family="text">
      <style:text-properties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/>
    </style:style>
    <style:style style:name="T21" style:family="text">
      <style:text-properties/>
    </style:style>
    <style:style style:name="T22" style:family="text">
      <style:text-properties/>
    </style:style>
    <style:style style:name="T23" style:family="text">
      <style:text-properties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style:font-weight-asian="bold"/>
    </style:style>
    <style:style style:name="T26" style:family="text">
      <style:text-properties/>
    </style:style>
    <style:style style:name="T27" style:family="text">
      <style:text-properties/>
    </style:style>
    <style:style style:name="T28" style:family="text">
      <style:text-properties fo:font-weight="bold" style:font-weight-asian="bold"/>
    </style:style>
    <style:style style:name="T29" style:family="text">
      <style:text-properties fo:font-weight="bold" style:font-weight-asian="bold"/>
    </style:style>
    <style:style style:name="T30" style:family="text">
      <style:text-properties/>
    </style:style>
    <style:style style:name="T31" style:family="text">
      <style:text-properties/>
    </style:style>
    <style:style style:name="T32" style:family="text">
      <style:text-properties fo:font-weight="bold" style:font-weight-asian="bold"/>
    </style:style>
    <style:style style:name="T33" style:family="text">
      <style:text-properties fo:font-weight="bold" style:font-weight-asian="bold"/>
    </style:style>
    <style:style style:name="T34" style:family="text">
      <style:text-properties/>
    </style:style>
    <style:style style:name="T35" style:family="text">
      <style:text-properties/>
    </style:style>
    <style:style style:name="T36" style:family="text">
      <style:text-properties fo:font-weight="bold" style:font-weight-asian="bold"/>
    </style:style>
    <style:style style:name="T37" style:family="text">
      <style:text-properties fo:font-weight="bold" style:font-weight-asian="bold"/>
    </style:style>
    <style:style style:name="T38" style:family="text">
      <style:text-properties/>
    </style:style>
    <style:style style:name="T39" style:family="text">
      <style:text-properties fo:font-weight="bold" style:font-weight-asian="bold"/>
    </style:style>
    <style:style style:name="T40" style:family="text">
      <style:text-properties fo:font-weight="bold" style:font-weight-asian="bold"/>
    </style:style>
    <style:style style:name="T41" style:family="text">
      <style:text-properties/>
    </style:style>
    <style:style style:name="T42" style:family="text">
      <style:text-properties/>
    </style:style>
    <style:style style:name="T43" style:family="text">
      <style:text-properties/>
    </style:style>
    <style:style style:name="T44" style:family="text">
      <style:text-properties/>
    </style:style>
    <style:style style:name="T45" style:family="text">
      <style:text-properties/>
    </style:style>
    <style:style style:name="T46" style:family="text">
      <style:text-properties/>
    </style:style>
    <style:style style:name="T47" style:family="text">
      <style:text-properties/>
    </style:style>
    <style:style style:name="T48" style:family="text">
      <style:text-properties/>
    </style:style>
    <style:style style:name="T49" style:family="text">
      <style:text-properties/>
    </style:style>
    <style:style style:name="T50" style:family="text">
      <style:text-properties/>
    </style:style>
    <style:style style:name="T51" style:family="text">
      <style:text-properties/>
    </style:style>
    <style:style style:name="T52" style:family="text">
      <style:text-properties fo:font-weight="bold" style:font-weight-asian="bold"/>
    </style:style>
    <style:style style:name="T53" style:family="text">
      <style:text-properties fo:font-weight="bold" style:font-weight-asian="bold"/>
    </style:style>
    <style:style style:name="T54" style:family="text">
      <style:text-properties/>
    </style:style>
    <style:style style:name="T55" style:family="text">
      <style:text-properties/>
    </style:style>
    <style:style style:name="T56" style:family="text">
      <style:text-properties/>
    </style:style>
    <style:style style:name="T57" style:family="text">
      <style:text-properties/>
    </style:style>
    <style:style style:name="T58" style:family="text">
      <style:text-properties fo:font-weight="bold" style:font-weight-asian="bold"/>
    </style:style>
    <style:style style:name="T59" style:family="text">
      <style:text-properties fo:font-weight="bold" style:font-weight-asian="bold"/>
    </style:style>
    <style:style style:name="T60" style:family="text">
      <style:text-properties/>
    </style:style>
    <style:style style:name="T61" style:family="text">
      <style:text-properties fo:font-weight="bold" style:font-weight-asian="bold"/>
    </style:style>
    <style:style style:name="T62" style:family="text">
      <style:text-properties fo:font-weight="bold" style:font-weight-asian="bold"/>
    </style:style>
    <style:style style:name="T63" style:family="text">
      <style:text-properties/>
    </style:style>
    <style:style style:name="T64" style:family="text">
      <style:text-properties/>
    </style:style>
    <style:style style:name="T65" style:family="text">
      <style:text-properties fo:font-weight="bold" style:font-weight-asian="bold"/>
    </style:style>
    <style:style style:name="T66" style:family="text">
      <style:text-properties fo:font-weight="bold" style:font-weight-asian="bold"/>
    </style:style>
    <style:style style:name="T67" style:family="text">
      <style:text-properties/>
    </style:style>
    <style:style style:name="T68" style:family="text">
      <style:text-properties/>
    </style:style>
    <style:style style:name="T69" style:family="text">
      <style:text-properties/>
    </style:style>
    <style:style style:name="T70" style:family="text">
      <style:text-properties/>
    </style:style>
    <style:style style:name="T71" style:family="text">
      <style:text-properties fo:font-weight="bold" style:font-weight-asian="bold"/>
    </style:style>
    <style:style style:name="T72" style:family="text">
      <style:text-properties fo:font-weight="bold" style:font-weight-asian="bold"/>
    </style:style>
    <style:style style:name="T73" style:family="text">
      <style:text-properties/>
    </style:style>
    <style:style style:name="T74" style:family="text">
      <style:text-properties/>
    </style:style>
    <style:style style:name="T75" style:family="text">
      <style:text-properties/>
    </style:style>
    <style:style style:name="T76" style:family="text">
      <style:text-properties/>
    </style:style>
    <style:style style:name="T77" style:family="text">
      <style:text-properties/>
    </style:style>
    <style:style style:name="T78" style:family="text">
      <style:text-properties/>
    </style:style>
    <style:style style:name="T79" style:family="text">
      <style:text-properties fo:font-weight="bold" style:font-weight-asian="bold"/>
    </style:style>
    <style:style style:name="T80" style:family="text">
      <style:text-properties fo:font-weight="bold" style:font-weight-asian="bold"/>
    </style:style>
    <style:style style:name="T81" style:family="text">
      <style:text-properties/>
    </style:style>
    <style:style style:name="T82" style:family="text">
      <style:text-properties fo:font-weight="bold" style:font-weight-asian="bold"/>
    </style:style>
    <style:style style:name="T83" style:family="text">
      <style:text-properties fo:font-weight="bold" style:font-weight-asian="bold"/>
    </style:style>
    <style:style style:name="T84" style:family="text">
      <style:text-properties/>
    </style:style>
    <style:style style:name="T85" style:family="text">
      <style:text-properties/>
    </style:style>
    <style:style style:name="T86" style:family="text">
      <style:text-properties fo:font-weight="bold" style:font-weight-asian="bold"/>
    </style:style>
    <style:style style:name="T87" style:family="text">
      <style:text-properties fo:font-weight="bold" style:font-weight-asian="bold"/>
    </style:style>
    <style:style style:name="T88" style:family="text">
      <style:text-properties/>
    </style:style>
    <style:style style:name="T89" style:family="text">
      <style:text-properties/>
    </style:style>
    <style:style style:name="T90" style:family="text">
      <style:text-properties/>
    </style:style>
    <style:style style:name="T91" style:family="text">
      <style:text-properties/>
    </style:style>
    <style:style style:name="T92" style:family="text">
      <style:text-properties/>
    </style:style>
    <style:style style:name="T93" style:family="text">
      <style:text-properties fo:font-weight="bold" style:font-weight-asian="bold"/>
    </style:style>
    <style:style style:name="T94" style:family="text">
      <style:text-properties fo:font-weight="bold" style:font-weight-asian="bold"/>
    </style:style>
    <style:style style:name="T95" style:family="text">
      <style:text-properties/>
    </style:style>
    <style:style style:name="T96" style:family="text">
      <style:text-properties/>
    </style:style>
    <style:style style:name="T97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DESPACHO DO SERVIÇO DE PERÍCIAS MÉDICAS E SEGURANÇA DO TRABALHO EM: 24/07/2018 17:42</text:span></text:p>
        <text:p><text:span text:style-name="T2"/></text:p>
        <text:p><text:span text:style-name="T3">AGENCIA CPRH</text:span></text:p>
        <text:p><text:span text:style-name="T4">DEFIRO os pedidos de Licença Médica para Tratamento de Saúde - Inicial</text:span></text:p>
        <text:p><text:span text:style-name="T5">20829 - PRISCILA DAIANA DO MONTE LIMA, mat.0002795736 concedo 15 dias a partir de 31/01/2018</text:span></text:p>
        <text:p><text:span text:style-name="T6">DEFENSORIA PUBLICA</text:span></text:p>
        <text:p><text:span text:style-name="T7">DEFIRO os pedidos de Licença Médica para Tratamento de Saúde - Prorrogação</text:span></text:p>
        <text:p><text:span text:style-name="T8">20821 - TEREZA CRISTINA CARNEIRO LEAO FALCAO, mat.0000467774 concedo 90 dias a partir de 04/02/2018</text:span></text:p>
        <text:p><text:span text:style-name="T9">DETRAN</text:span></text:p>
        <text:p><text:span text:style-name="T10">DEFIRO os pedidos de Licença Médica para Tratamento de Saúde - Inicial</text:span></text:p>
        <text:p><text:span text:style-name="T11">20791 - ANA CATHARINA VERAS DE MIRANDA, mat.0000036790 concedo 15 dias a partir de 29/01/2018</text:span></text:p>
        <text:p><text:span text:style-name="T12">20803 - FABIO DE QUEIROZ ALVES, mat.0000031135 concedo 15 dias a partir de 05/02/2018</text:span></text:p>
        <text:p><text:span text:style-name="T13">DETRAN</text:span></text:p>
        <text:p><text:span text:style-name="T14">DEFIRO os pedidos de Licença Médica para Tratamento de Saúde - Prorrogação</text:span></text:p>
        <text:p><text:span text:style-name="T15">20810 - ANTONIO RABELO DE PAULA, mat.0000018449 concedo 45 dias a partir de 06/01/2018</text:span></text:p>
        <text:p><text:span text:style-name="T16">MINISTERIO PUBLICO - PJES</text:span></text:p>
        <text:p><text:span text:style-name="T17">DEFIRO os pedidos de Licença Maternidade</text:span></text:p>
        <text:p><text:span text:style-name="T18">20822 - CECILIA GIESTOSA DOS SANTOS, mat.1897012 concedo 180 dias a partir de 30/01/2018</text:span></text:p>
        <text:p><text:span text:style-name="T19">SEC DE DEFESA SOCIAL</text:span></text:p>
        <text:p><text:span text:style-name="T20">DEFIRO os pedidos de Licença Médica para Tratamento de Saúde - Inicial</text:span></text:p>
        <text:p><text:span text:style-name="T21">20831 - ANTONIO FRANCISCO DA SILVA, mat.0001602250 concedo 30 dias a partir de 20/01/2018</text:span></text:p>
        <text:p><text:span text:style-name="T22">20779 - FABIANA MARIA ARAUJO BARBOSA MAIA DE ALMEIDA, mat.0002736438 concedo 8 dias a partir de 05/02/2018</text:span></text:p>
        <text:p><text:span text:style-name="T23">20775 - HELMILTON RODRIGUES DE MATOS, mat.0003201295 concedo 6 dias a partir de 05/02/2018</text:span></text:p>
        <text:p><text:span text:style-name="T24">SEC DE DEFESA SOCIAL</text:span></text:p>
        <text:p><text:span text:style-name="T25">DEFIRO os pedidos de Licença Médica para Tratamento de Saúde - Prorrogação</text:span></text:p>
        <text:p><text:span text:style-name="T26">20802 - CANDIDA MARIA BRITTO ALZAGA, mat.3854299 concedo 120 dias a partir de 09/02/2018</text:span></text:p>
        <text:p><text:span text:style-name="T27">20808 - LAIS HELENA SALGADO DE MOURA MUNIZ, mat.0002732874 concedo 15 dias a partir de 05/02/2018</text:span></text:p>
        <text:p><text:span text:style-name="T28">SEC DE EDUCACAO</text:span></text:p>
        <text:p><text:span text:style-name="T29">DEFIRO os pedidos de Licença Maternidade</text:span></text:p>
        <text:p><text:span text:style-name="T30">20792 - CIELE RIBEIRO LINS, mat.0003789420 concedo 180 dias a partir de 22/01/2018</text:span></text:p>
        <text:p><text:span text:style-name="T31">20781 - MARIA DE FATIMA FERREIRA DE SOUZA, mat.0002625156 concedo 180 dias a partir de 05/02/2018</text:span></text:p>
        <text:p><text:span text:style-name="T32">SEC DE EDUCACAO</text:span></text:p>
        <text:p><text:span text:style-name="T33">DEFIRO os pedidos de Licença de Acompanhamento Familiar - Inicial</text:span></text:p>
        <text:p><text:span text:style-name="T34">20788 - ANDREIA MARIA HELIODORO DA SILVA, mat.0002405520 concedo 15 dias a partir de 01/02/2018</text:span></text:p>
        <text:p><text:span text:style-name="T35">20768 - MARIA DO SOCORRO CAVALCANTI DE ALBUQUERQUE MELO, mat.0001034901 concedo 30 dias a partir de 06/02/2018</text:span></text:p>
        <text:p><text:span text:style-name="T36">SEC DE EDUCACAO</text:span></text:p>
        <text:p><text:span text:style-name="T37">DEFIRO os pedidos de Licença de Acompanhamento Familiar - Prorrogação</text:span></text:p>
        <text:p><text:span text:style-name="T38">20764 - LUIS FILIPE AIRES FERREIRA, mat.0003007464 concedo 60 dias a partir de 04/02/2018</text:span></text:p>
        <text:p><text:span text:style-name="T39">SEC DE EDUCACAO</text:span></text:p>
        <text:p><text:span text:style-name="T40">DEFIRO os pedidos de Licença Médica para Tratamento de Saúde - Inicial</text:span></text:p>
        <text:p><text:span text:style-name="T41">20798 - ADRIANO SILVA DE VASCONCELOS, mat.0002566079 concedo 30 dias a partir de 05/02/2018</text:span></text:p>
        <text:p><text:span text:style-name="T42">20819 - ANA PAULA GONCALVES DA SILVA LELIS, mat.0001734350 concedo 90 dias a partir de 30/01/2018</text:span></text:p>
        <text:p><text:span text:style-name="T43">20773 - ANTONIO CARLOS BRAGA DA SILVA, mat.0001608436 concedo 60 dias a partir de 26/01/2018</text:span></text:p>
        <text:p><text:span text:style-name="T44">20811 - ANTONIO JOAO DA SILVA, mat.0001434977 concedo 30 dias a partir de 11/01/2018</text:span></text:p>
        <text:p><text:span text:style-name="T45">20800 - EDILENE BARBOSA DE ALMEIDA, mat.0001076558 concedo 30 dias a partir de 01/02/2018</text:span></text:p>
        <text:p><text:span text:style-name="T46">20776 - FERNANDO ANTONIO PEREIRA DA SILVA, mat.0003790320 concedo 30 dias a partir de 29/01/2018</text:span></text:p>
        <text:p><text:span text:style-name="T47">20828 - MARIA DE LOURDES DE SOUZA, mat.0001053159 concedo 5 dias a partir de 02/02/2018</text:span></text:p>
        <text:p><text:span text:style-name="T48">20816 - MARIA MAZARELO DE SENA SILVA, mat.0001082078 concedo 15 dias a partir de 01/02/2018</text:span></text:p>
        <text:p><text:span text:style-name="T49">20771 - NUBIA NATALI DE ALBUQUERQUE, mat.0003794555 concedo 60 dias a partir de 02/02/2018</text:span></text:p>
        <text:p><text:span text:style-name="T50">20767 - REGINALDO JOAQUIM DOS SANTOS FILHO, mat.0001449770 concedo 45 dias a partir de 01/02/2018</text:span></text:p>
        <text:p><text:span text:style-name="T51">20784 - VERANILDE MARQUES DA SILVA, mat.0003026450 concedo 30 dias a partir de 05/02/2018</text:span></text:p>
        <text:p><text:span text:style-name="T52">SEC DE EDUCACAO</text:span></text:p>
        <text:p><text:span text:style-name="T53">DEFIRO os pedidos de Licença Médica para Tratamento de Saúde - Prorrogação</text:span></text:p>
        <text:p><text:span text:style-name="T54">20774 - ARISSONE PAULETTE DO REGO BARROS, mat.0002511916 concedo 30 dias a partir de 12/02/2018</text:span></text:p>
        <text:p><text:span text:style-name="T55">20797 - JOSE ANTONIO CORREIA DE ARAUJO, mat.0001419056 concedo 9 dias a partir de 29/12/2017</text:span></text:p>
        <text:p><text:span text:style-name="T56">20770 - MARIA DE LOURDES ALVES PESSOA DO REGO, mat.0001291734 concedo 90 dias a partir de 31/01/2018</text:span></text:p>
        <text:p><text:span text:style-name="T57">20818 - VANIA FERREIRA DO NASCIMENTO SATO, mat.0001738127 concedo 90 dias a partir de 01/02/2018</text:span></text:p>
        <text:p><text:span text:style-name="T58">SEC DE SAUDE</text:span></text:p>
        <text:p><text:span text:style-name="T59">DEFIRO os pedidos de Licença Maternidade</text:span></text:p>
        <text:p><text:span text:style-name="T60">20807 - GABRIELLA PRISCILA PEREIRA DE MELO NAPOLEAO, mat.0003754219 concedo 180 dias a partir de 01/02/2018</text:span></text:p>
        <text:p><text:span text:style-name="T61">SEC DE SAUDE</text:span></text:p>
        <text:p><text:span text:style-name="T62">DEFIRO os pedidos de Licença de Acompanhamento Familiar - Inicial</text:span></text:p>
        <text:p><text:span text:style-name="T63">20772 - CLEDIVALDA MILENA RODRIGUES DE ARRUDA, mat.0003807983 concedo 30 dias a partir de 01/02/2018</text:span></text:p>
        <text:p><text:span text:style-name="T64">20789 - MARIA DAS DORES GALINDO, mat.0001952013 concedo 7 dias a partir de 03/02/2018</text:span></text:p>
        <text:p><text:span text:style-name="T65">SEC DE SAUDE</text:span></text:p>
        <text:p><text:span text:style-name="T66">DEFIRO os pedidos de Licença Médica para Tratamento de Saúde - Inicial</text:span></text:p>
        <text:p><text:span text:style-name="T67">20780 - ANA MARIA DO NASCIMENTO, mat.0003705633 concedo 7 dias a partir de 10/01/2018</text:span></text:p>
        <text:p><text:span text:style-name="T68">20801 - ANGELA MARIA DA SILVA RIBEIRO, mat.0003823342 concedo 16 dias a partir de 31/01/2018</text:span></text:p>
        <text:p><text:span text:style-name="T69">20824 - IRACEMA MORAES DEWITZ, mat.0002327104 concedo 30 dias a partir de 25/01/2018</text:span></text:p>
        <text:p><text:span text:style-name="T70">20793 - MARIA CLARETE DE LIMA SILVA, mat.0002339625 concedo 90 dias a partir de 29/01/2018</text:span></text:p>
        <text:p><text:span text:style-name="T71">SEC DE SAUDE</text:span></text:p>
        <text:p><text:span text:style-name="T72">DEFIRO os pedidos de Licença Médica para Tratamento de Saúde - Prorrogação</text:span></text:p>
        <text:p><text:span text:style-name="T73">20809 - CINTIA ROSA PRIMO, mat.0003299058 concedo 1 dias a partir de 07/01/2018</text:span></text:p>
        <text:p><text:span text:style-name="T74">20782 - ELIANE MARIA DA SILVA, mat.0002330059 concedo 15 dias a partir de 25/02/2018</text:span></text:p>
        <text:p><text:span text:style-name="T75">20806 - JOSE CARLOS DA SILVA, mat.0001954326 concedo 60 dias a partir de 17/01/2018</text:span></text:p>
        <text:p><text:span text:style-name="T76">20763 - JULIANA PINA ZOZIMO, mat.0003832813 concedo 15 dias a partir de 03/02/2018</text:span></text:p>
        <text:p><text:span text:style-name="T77">20778 - MARIA VALDETE SANTANA DOS SANTOS, mat.0002087316 concedo 30 dias a partir de 01/02/2018</text:span></text:p>
        <text:p><text:span text:style-name="T78">20765 - VIVIANE LIRA CAVALCANTE, mat.0003692299 concedo 5 dias a partir de 07/02/2018</text:span></text:p>
        <text:p><text:span text:style-name="T79">SEC EXEC DE RESSOCIALIZACAO</text:span></text:p>
        <text:p><text:span text:style-name="T80">DEFIRO os pedidos de Licença Médica para Tratamento de Saúde - Prorrogação</text:span></text:p>
        <text:p><text:span text:style-name="T81">20769 - IZAURO GARCIA RODRIGUES, mat.0002087499 concedo 60 dias a partir de 10/02/2018</text:span></text:p>
        <text:p><text:span text:style-name="T82">UPE UNIVERSIDADE DE PERNAMBUCO</text:span></text:p>
        <text:p><text:span text:style-name="T83">DEFIRO os pedidos de Licença Maternidade</text:span></text:p>
        <text:p><text:span text:style-name="T84">20777 - ANA CRISTINA BEZERRA CARIBE, mat.0000134139 concedo 180 dias a partir de 01/02/2018</text:span></text:p>
        <text:p><text:span text:style-name="T85">20820 - JULIANA GUEDES DOS SANTOS MELO, mat.0000136697 concedo 180 dias a partir de 01/02/2018</text:span></text:p>
        <text:p><text:span text:style-name="T86">UPE UNIVERSIDADE DE PERNAMBUCO</text:span></text:p>
        <text:p><text:span text:style-name="T87">DEFIRO os pedidos de Licença Médica para Tratamento de Saúde - Inicial</text:span></text:p>
        <text:p><text:span text:style-name="T88">20799 - CASSIA REGINA CORDEIRO DA SILVA GALDINO, mat.0000096482 concedo 8 dias a partir de 05/02/2018</text:span></text:p>
        <text:p><text:span text:style-name="T89">20804 - IVANILDO FERNANDES DE LIRA, mat.0000012335 concedo 90 dias a partir de 29/01/2018</text:span></text:p>
        <text:p><text:span text:style-name="T90">20785 - JOSE JOAO DA SILVA, mat.0000106461 concedo 2 dias a partir de 23/01/2018</text:span></text:p>
        <text:p><text:span text:style-name="T91">20827 - MARCOS SILVA DE LIMA, mat.0000103144 concedo 5 dias a partir de 29/01/2018</text:span></text:p>
        <text:p><text:span text:style-name="T92">20825 - MARIA JULIANA DE MELO ARRUDA, mat.0000108073 concedo 30 dias a partir de 02/02/2018</text:span></text:p>
        <text:p><text:span text:style-name="T93">UPE UNIVERSIDADE DE PERNAMBUCO</text:span></text:p>
        <text:p><text:span text:style-name="T94">DEFIRO os pedidos de Licença Médica para Tratamento de Saúde - Prorrogação</text:span></text:p>
        <text:p><text:span text:style-name="T95">20762 - CLAUDIA VALERIA NIGELSKY NABINGER, mat.0000089010 concedo 1 dias a partir de 30/01/2018</text:span></text:p>
        <text:p><text:span text:style-name="T96">20766 - MARIA DO CARMO DE OLIVEIRA, mat.0000141828 concedo 60 dias a partir de 01/02/2018</text:span></text:p>
        <text:p><text:span text:style-name="T97">20794 - OBERDAN JOSE RIBEIRO DA CUNHA, mat.0000107921 concedo 30 dias a partir de 08/02/2018</text:span></text:p>
        <text:p text:style-name="Standard"/>
        <text:p text:style-name="Standard"/>
        <text:p text:style-name="pCenter"><text:span text:style-name="fDefault">Helena Carneiro Leão</text:span></text:p>
        <text:p text:style-name="pCenter"><text:span text:style-name="fDefault">Gerente Administrativa de Perícias Médicas</text:span></text:p>
        <text:p text:style-name="Standard"/>
        <text:p text:style-name="Standard"/>
        <text:p text:style-name="pCenter"><text:span text:style-name="fDefault">André Longo Araújo de Melo</text:span></text:p>
        <text:p text:style-name="pCenter"><text:span text:style-name="fDefault">Diretor - Presidente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6pt" fo:language="fr" fo:country="FR" style:letter-kerning="true" style:font-name-asian="Arial2" style:font-size-asian="6pt" style:language-asian="zh" style:country-asian="CN" style:font-name-complex="Arial2" style:font-size-complex="6pt" style:language-complex="hi" style:country-complex="IN" fo:hyphenate="false" fo:hyphenation-remain-char-count="2" fo:hyphenation-push-char-count="2"/>
    </style:default-style>
    <style:style style:name="fontBold" style:family="text">
      <style:text-properties fo:font-weight="bold" style:font-weight-asian="bold"/>
    </style:style>
    <style:style style:name="fDefault" style:family="text">
      <style:text-properties style:font-name="Arial" style:font-name-complex="Arial" fo:font-size="6pt" style:font-size-asian="6pt" style:font-size-complex="6pt"/>
    </style:style>
    <style:style style:name="pCenter" style:family="paragraph">
      <style:paragraph-properties fo:margin-top="0cm" fo:margin-bottom="0cm" fo:text-align="center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07-24T20:42:35.000</dc:date>
    <meta:generator>PHPWord</meta:generator>
    <meta:initial-creator/>
    <meta:creation-date>2018-07-24T20:42:35.000</meta:creation-date>
    <meta:keyword/>
    <meta:user-defined meta:name="Category"/>
    <meta:user-defined meta:name="Company"/>
    <meta:user-defined meta:name="Manager"/>
  </office:meta>
</office:document-meta>
</file>